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84"/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4"/>
    <style:style style:name="ce7" style:family="table-cell" style:parent-style-name="Default" style:data-style-name="N124"/>
    <style:style style:name="ce8" style:family="table-cell" style:parent-style-name="Default" style:data-style-name="N61"/>
    <style:style style:name="ce9" style:family="table-cell" style:parent-style-name="Default" style:data-style-name="N126"/>
    <style:style style:name="ce10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table:formula="of:=TODAY()-1" office:value-type="date" office:date-value="2017-02-02" calcext:value-type="date">
            <text:p>2017-02-02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4" table:formula="of:=[Settings.B3]" office:value-type="date" office:date-value="2017-02-02" calcext:value-type="date">
            <text:p>02/02/17</text:p>
          </table:table-cell>
          <table:table-cell table:number-columns-repeated="3"/>
          <table:table-cell table:style-name="ce3" table:formula="of:=[PlainVanillaOption.N14]" office:value-type="date" office:date-value="2100-08-07" calcext:value-type="date">
            <text:p>2100-08-07</text:p>
          </table:table-cell>
          <table:table-cell table:style-name="ce8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3" table:formula="of:=[.M14]" office:value-type="date" office:date-value="2017-02-03" calcext:value-type="date">
            <text:p>2017-02-03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3" table:formula="of:=[Settings.B3]" office:value-type="date" office:date-value="2017-02-02" calcext:value-type="date">
            <text:p>2017-02-0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3" table:formula="of:=[Settings.B3]" office:value-type="date" office:date-value="2017-02-02" calcext:value-type="date">
            <text:p>2017-0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PlainVanillaOption.F9]+36500" office:value-type="date" office:date-value="2117-01-09" calcext:value-type="date">
            <text:p>2117-01-09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3" table:formula="of:=[PlainVanillaOption.I9]+36500" office:value-type="date" office:date-value="2117-01-09" calcext:value-type="date">
            <text:p>2117-01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3" table:formula="of:=[Settings.B3]+1" office:value-type="date" office:date-value="2017-02-03" calcext:value-type="date">
            <text:p>2017-02-03</text:p>
          </table:table-cell>
          <table:table-cell table:style-name="ce3" table:formula="of:=[PlainVanillaOption.M14]+30500" office:value-type="date" office:date-value="2100-08-07" calcext:value-type="date">
            <text:p>2100-08-0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5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5" office:value-type="float" office:value="10000" calcext:value-type="float">
            <text:p>10000</text:p>
          </table:table-cell>
          <table:table-cell table:style-name="ce6" table:formula="of:=[PlainVanillaOption.M15]+1" office:value-type="float" office:value="2" calcext:value-type="float">
            <text:p>2.00</text:p>
          </table:table-cell>
          <table:table-cell table:style-name="ce6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7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3" table:formula="of:=[Settings.B3]+730" office:value-type="date" office:date-value="2019-02-02" calcext:value-type="date">
            <text:p>2019-02-02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 ; 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 ; 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4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 ; 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4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 ; 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 ; 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 ; 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 ; 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 ; 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3" table:formula="of:=[Settings.B3]" office:value-type="date" office:date-value="2017-02-02" calcext:value-type="date">
            <text:p>2017-02-02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3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float" office:value="0.78445202265472" calcext:value-type="float">
            <text:p>0.78445202265472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3" table:formula="of:=[.H40]+10" office:value-type="date" office:date-value="2017-02-12" calcext:value-type="date">
            <text:p>2017-02-12</text:p>
          </table:table-cell>
          <table:table-cell table:formula="of:=QUANTLIB.CALCADDINS.QLYIELDTSDISCOUNT([$YieldBootstrapping.$D$40];[YieldBootstrapping.L41])" office:value-type="float" office:value="1.00053748117211" calcext:value-type="float">
            <text:p>1.0005374811721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3" table:formula="of:=QUANTLIB.CALCADDINS.QLCALENDARADVANCE(&quot;TARGET&quot;;[.H40];&quot;10Y&quot;;&quot;Unadjusted&quot;)" office:value-type="date" office:date-value="2027-02-02" calcext:value-type="date">
            <text:p>2027-02-02</text:p>
          </table:table-cell>
          <table:table-cell table:formula="of:=QUANTLIB.CALCADDINS.QLYIELDTSDISCOUNT([$YieldBootstrapping.$D$40];[YieldBootstrapping.L42])" office:value-type="float" office:value="0.856457109264733" calcext:value-type="float">
            <text:p>0.85645710926473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3" table:formula="of:=QUANTLIB.CALCADDINS.QLCALENDARADVANCE(&quot;TARGET&quot;;[.H40];&quot;11Y&quot;;&quot;Unadjusted&quot;)" office:value-type="date" office:date-value="2028-02-02" calcext:value-type="date">
            <text:p>2028-02-02</text:p>
          </table:table-cell>
          <table:table-cell table:formula="of:=QUANTLIB.CALCADDINS.QLYIELDTSDISCOUNT([$YieldBootstrapping.$D$40];[YieldBootstrapping.L43])" office:value-type="float" office:value="0.833056740366616" calcext:value-type="float">
            <text:p>0.83305674036661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15"/>
          <table:table-cell table:style-name="ce4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4"/>
          <table:table-cell table:number-columns-repeated="18"/>
        </table:table-row>
        <table:table-row table:style-name="ro1">
          <table:table-cell table:number-columns-repeated="6"/>
          <table:table-cell table:style-name="ce4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3" table:formula="of:=[.H16]" office:value-type="date" office:date-value="2017-02-02" calcext:value-type="date">
            <text:p>2017-02-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  <table:table-cell table:style-name="ce3" table:formula="of:=[CreditBootstrapping.S11]+35000" office:value-type="date" office:date-value="2112-12-01" calcext:value-type="date">
            <text:p>2112-12-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1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3" table:formula="of:=[Settings.B3]" office:value-type="date" office:date-value="2017-02-02" calcext:value-type="date">
            <text:p>2017-02-02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8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[.H16]" office:value-type="date" office:date-value="2017-02-02" calcext:value-type="date">
            <text:p>2017-02-02</text:p>
          </table:table-cell>
          <table:table-cell table:style-name="ce9" table:formula="of:=QUANTLIB.CALCADDINS.QLDEFAULTTSSURVIVALPROBABILITY([.$D$16];[.D21];1)" office:value-type="float" office:value="1" calcext:value-type="float">
            <text:p>1.000000</text:p>
          </table:table-cell>
          <table:table-cell table:style-name="ce9" table:formula="of:=QUANTLIB.CALCADDINS.QLDEFAULTTSDEFAULTPROBABILITY([.$D$16];[.D21];1)" office:value-type="float" office:value="0" calcext:value-type="float">
            <text:p>0.000000</text:p>
          </table:table-cell>
          <table:table-cell table:style-name="ce9" table:formula="of:=QUANTLIB.CALCADDINS.QLDEFAULTTSHAZARDRATE([.$D$16];[.D21];1)" office:value-type="float" office:value="0.0299682576825398" calcext:value-type="float">
            <text:p>0.029968</text:p>
          </table:table-cell>
          <table:table-cell table:style-name="ce9" table:formula="of:=QUANTLIB.CALCADDINS.QLDEFAULTTSDEFAULTDENSITY([.$D$16];[.D21];1)" office:value-type="float" office:value="0.0299682576825398" calcext:value-type="float">
            <text:p>0.02996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3M&quot;;&quot;Unadjusted&quot;)" office:value-type="date" office:date-value="2017-05-02" calcext:value-type="date">
            <text:p>2017-05-02</text:p>
          </table:table-cell>
          <table:table-cell table:style-name="ce9" table:formula="of:=QUANTLIB.CALCADDINS.QLDEFAULTTSSURVIVALPROBABILITY([.$D$16];[.D22];1)" office:value-type="float" office:value="0.992719305026919" calcext:value-type="float">
            <text:p>0.992719</text:p>
          </table:table-cell>
          <table:table-cell table:style-name="ce9" table:formula="of:=QUANTLIB.CALCADDINS.QLDEFAULTTSDEFAULTPROBABILITY([.$D$16];[.D22];1)" office:value-type="float" office:value="0.00728069497308104" calcext:value-type="float">
            <text:p>0.007281</text:p>
          </table:table-cell>
          <table:table-cell table:style-name="ce9" table:formula="of:=QUANTLIB.CALCADDINS.QLDEFAULTTSHAZARDRATE([.$D$16];[.D22];1)" office:value-type="float" office:value="0.0299682576825398" calcext:value-type="float">
            <text:p>0.029968</text:p>
          </table:table-cell>
          <table:table-cell table:style-name="ce9" table:formula="of:=QUANTLIB.CALCADDINS.QLDEFAULTTSDEFAULTDENSITY([.$D$16];[.D22];1)" office:value-type="float" office:value="0.0297500679394786" calcext:value-type="float">
            <text:p>0.02975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6M&quot;;&quot;Unadjusted&quot;)" office:value-type="date" office:date-value="2017-08-02" calcext:value-type="date">
            <text:p>2017-08-02</text:p>
          </table:table-cell>
          <table:table-cell table:style-name="ce9" table:formula="of:=QUANTLIB.CALCADDINS.QLDEFAULTTSSURVIVALPROBABILITY([.$D$16];[.D23];1)" office:value-type="float" office:value="0.985249575860891" calcext:value-type="float">
            <text:p>0.985250</text:p>
          </table:table-cell>
          <table:table-cell table:style-name="ce9" table:formula="of:=QUANTLIB.CALCADDINS.QLDEFAULTTSDEFAULTPROBABILITY([.$D$16];[.D23];1)" office:value-type="float" office:value="0.0147504241391087" calcext:value-type="float">
            <text:p>0.014750</text:p>
          </table:table-cell>
          <table:table-cell table:style-name="ce9" table:formula="of:=QUANTLIB.CALCADDINS.QLDEFAULTTSHAZARDRATE([.$D$16];[.D23];1)" office:value-type="float" office:value="0.0299625006819983" calcext:value-type="float">
            <text:p>0.029963</text:p>
          </table:table-cell>
          <table:table-cell table:style-name="ce9" table:formula="of:=QUANTLIB.CALCADDINS.QLDEFAULTTSDEFAULTDENSITY([.$D$16];[.D23];1)" office:value-type="float" office:value="0.0295205410886705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1Y&quot;;&quot;Unadjusted&quot;)" office:value-type="date" office:date-value="2018-02-02" calcext:value-type="date">
            <text:p>2018-02-02</text:p>
          </table:table-cell>
          <table:table-cell table:style-name="ce9" table:formula="of:=QUANTLIB.CALCADDINS.QLDEFAULTTSSURVIVALPROBABILITY([.$D$16];[.D24];1)" office:value-type="float" office:value="0.970479893449428" calcext:value-type="float">
            <text:p>0.970480</text:p>
          </table:table-cell>
          <table:table-cell table:style-name="ce9" table:formula="of:=QUANTLIB.CALCADDINS.QLDEFAULTTSDEFAULTPROBABILITY([.$D$16];[.D24];1)" office:value-type="float" office:value="0.0295201065505721" calcext:value-type="float">
            <text:p>0.029520</text:p>
          </table:table-cell>
          <table:table-cell table:style-name="ce9" table:formula="of:=QUANTLIB.CALCADDINS.QLDEFAULTTSHAZARDRATE([.$D$16];[.D24];1)" office:value-type="float" office:value="0.0299622763008676" calcext:value-type="float">
            <text:p>0.029962</text:p>
          </table:table-cell>
          <table:table-cell table:style-name="ce9" table:formula="of:=QUANTLIB.CALCADDINS.QLDEFAULTTSDEFAULTDENSITY([.$D$16];[.D24];1)" office:value-type="float" office:value="0.0290777867119683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2Y&quot;;&quot;Unadjusted&quot;)" office:value-type="date" office:date-value="2019-02-02" calcext:value-type="date">
            <text:p>2019-02-02</text:p>
          </table:table-cell>
          <table:table-cell table:style-name="ce9" table:formula="of:=QUANTLIB.CALCADDINS.QLDEFAULTTSSURVIVALPROBABILITY([.$D$16];[.D25];1)" office:value-type="float" office:value="0.941833312738211" calcext:value-type="float">
            <text:p>0.941833</text:p>
          </table:table-cell>
          <table:table-cell table:style-name="ce9" table:formula="of:=QUANTLIB.CALCADDINS.QLDEFAULTTSDEFAULTPROBABILITY([.$D$16];[.D25];1)" office:value-type="float" office:value="0.0581666872617886" calcext:value-type="float">
            <text:p>0.058167</text:p>
          </table:table-cell>
          <table:table-cell table:style-name="ce9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9" table:formula="of:=QUANTLIB.CALCADDINS.QLDEFAULTTSDEFAULTDENSITY([.$D$16];[.D25];1)" office:value-type="float" office:value="0.0282195775329099" calcext:value-type="float">
            <text:p>0.028220</text:p>
          </table:table-cell>
          <table:table-cell table:number-columns-repeated="12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FL-Index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table:formula="of:=[Settings.B3]" office:value-type="date" office:date-value="2017-02-02" calcext:value-type="date">
            <text:p>2017-02-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[Bond.C7]+35000" office:value-type="date" office:date-value="2112-12-01" calcext:value-type="date">
            <text:p>2112-12-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6" office:value-type="float" office:value="1000" calcext:value-type="float">
            <text:p>1,000.00</text:p>
          </table:table-cell>
          <table:table-cell table:style-name="ce6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6" office:value-type="float" office:value="1000000" calcext:value-type="float">
            <text:p>1,000,000.00</text:p>
          </table:table-cell>
          <table:table-cell table:style-name="ce6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3" office:value-type="date" office:date-value="2012-01-01" calcext:value-type="date">
            <text:p>2012-01-01</text:p>
          </table:table-cell>
          <table:table-cell table:style-name="ce3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3" office:value-type="date" office:date-value="2060-01-01" calcext:value-type="date">
            <text:p>2060-01-01</text:p>
          </table:table-cell>
          <table:table-cell table:style-name="ce3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3" office:value-type="date" office:date-value="2052-01-01" calcext:value-type="date">
            <text:p>2052-01-01</text:p>
          </table:table-cell>
          <table:table-cell table:style-name="ce3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FL-Index" calcext:value-type="string">
            <text:p>Bond-FL-Index</text:p>
          </table:table-cell>
          <table:table-cell table:formula="of:=[.I27]" office:value-type="string" office:string-value="Bond-FL-Index" calcext:value-type="string">
            <text:p>Bond-FL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6" table:formula="of:=QUANTLIB.CALCADDINS.QLINSTRUMENTNPV([.D20])" office:value-type="float" office:value="1004393.11041027" calcext:value-type="float">
            <text:p>1,004,393.11</text:p>
          </table:table-cell>
          <table:table-cell table:style-name="ce6" table:formula="of:=QUANTLIB.CALCADDINS.QLINSTRUMENTNPV([.E19])" office:value-type="float" office:value="1302004.01417797" calcext:value-type="float">
            <text:p>1,302,004.01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6" table:formula="of:=QUANTLIB.CALCADDINS.QLINSTRUMENTNPV([.I20])" office:value-type="float" office:value="651.079654138327" calcext:value-type="float">
            <text:p>651.08</text:p>
          </table:table-cell>
          <table:table-cell table:style-name="ce6" table:formula="of:=QUANTLIB.CALCADDINS.QLINSTRUMENTNPV([.J19])" office:value-type="float" office:value="870.74077953071" calcext:value-type="float">
            <text:p>870.7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20:33:29.2958231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2-03T20:37:47.752308094</dc:date>
    <meta:editing-duration>PT4H24M52S</meta:editing-duration>
    <meta:editing-cycles>95</meta:editing-cycles>
    <meta:generator>LibreOffice/5.2.3.3$Linux_X86_64 LibreOffice_project/20m0$Build-3</meta:generator>
    <meta:document-statistic meta:table-count="7" meta:cell-count="819" meta:object-count="0"/>
  </office:meta>
</office:document-meta>
</file>